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inX: -5.359566343757265e-07 maxX: 0.005000097889787459 minY: 0.002414061406898868 maxY: 0.00543833564135767 minZ: -3.669808168788491e-09 maxZ: 0.01999990671352587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7T09:33:28.184784737</meta:creation-date>
    <dc:date>2022-01-07T09:33:58.868646881</dc:date>
    <meta:editing-duration>PT31S</meta:editing-duration>
    <meta:editing-cycles>1</meta:editing-cycles>
    <meta:document-statistic meta:table-count="0" meta:image-count="0" meta:object-count="0" meta:page-count="1" meta:paragraph-count="1" meta:word-count="12" meta:character-count="164" meta:non-whitespace-character-count="153"/>
    <meta:generator>LibreOffice/6.4.7.2$Linux_X86_64 LibreOffice_project/40$Build-2</meta:generator>
  </office:meta>
</office:document-meta>
</file>